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Heading_20_3">
      <style:text-properties style:font-name="DejaVu Sans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eci n'est pas un titre</text:h>
      <text:p text:style-name="P2">Ce paragraphe est là pour décorer.</text:p>
      <text:p text:style-name="Standard"/>
      <text:p text:style-name="P1">&lt;&lt;&gt;&gt;=</text:p>
      <text:p text:style-name="P1">x &lt;- 2</text:p>
      <text:p text:style-name="P1">y &lt;- 3</text:p>
      <text:p text:style-name="P1">x + y</text:p>
      <text:p text:style-name="P1">@</text:p>
      <text:p text:style-name="P1"/>
      <text:p text:style-name="P2">Et celui-ci aussi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2T21:36:03</meta:creation-date>
    <dc:date>2008-09-22T23:15:07</dc:date>
    <meta:editing-cycles>8</meta:editing-cycles>
    <meta:editing-duration>PT1H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1" meta:character-count="100"/>
  </office:meta>
</office:document-meta>
</file>